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3000000FC7FE68ED8.png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fill-color="#ffffff" fo:min-height="2.59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draw:stroke="none" draw:fill="none"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593cm" svg:x="2cm" svg:y="2.025cm" presentation:class="title" presentation:user-transformed="true">
          <draw:text-box>
            <text:p>Data Structures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>Linked Lists</text:p>
              </text:list-item>
            </text:list>
            <text:p/>
          </draw:text-box>
        </draw:frame>
        <draw:frame draw:style-name="gr1" draw:text-style-name="P3" draw:layer="layout" svg:width="14.895cm" svg:height="6.667cm" svg:x="6.695cm" svg:y="8.573cm">
          <draw:image xlink:href="Pictures/1000000000000233000000FC7FE68E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Data Struc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Black and White</dc:title>
    <dc:description>Presentation Layout Template</dc:description>
    <meta:creation-date>2018-12-30T16:18:42.90</meta:creation-date>
    <dc:language>en-US</dc:language>
    <meta:editing-cycles>2</meta:editing-cycles>
    <meta:editing-duration>PT2M48S</meta:editing-duration>
    <meta:initial-creator>Giancarlo Rhodes</meta:initial-creator>
    <dc:date>2018-12-30T16:21:06.36</dc:date>
    <dc:creator>Giancarlo Rhodes</dc:creator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file:///C:/Program%20Files%20(x86)/OpenOffice%204/share/template/en-US/layout/lyt-blackandwhite.otp"/>
  </office:meta>
</office:document-meta>
</file>